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sign Project for CS889<text:line-break/>Example interview questions<text:line-break/>Michael Terry<text:line-break/>mterry@cs.uwaterloo.ca</text:p>
      <text:p text:style-name="Standard"/>
      <text:p text:style-name="Standard">How would you rate your computer expertise?</text:p>
      <text:p text:style-name="Standard"/>
      <text:p text:style-name="Standard">Have you used software applications like system configurators before?</text:p>
      <text:p text:style-name="Standard"/>
      <text:p text:style-name="Standard">Which ones, specifically?</text:p>
      <text:p text:style-name="Standard"/>
      <text:p text:style-name="Standard">How and why do you use them?</text:p>
      <text:p text:style-name="Standard"/>
      <text:p text:style-name="Standard">What aspects of their designs do you like and which do you feel could be improved?</text:p>
      <text:p text:style-name="Standard"/>
      <text:p text:style-name="Standard">We have some new designs for this type of software. I'd like to get your feedback on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Terry</meta:initial-creator>
    <meta:creation-date>2010-06-16T08:43:07</meta:creation-date>
    <dc:date>2010-07-23T11:59:13</dc:date>
    <meta:editing-duration>PT00H04M48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1" meta:paragraph-count="7" meta:word-count="71" meta:character-count="435"/>
  </office:meta>
</office:document-meta>
</file>